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e93fd" officeooo:paragraph-rsid="000e93fd"/>
    </style:style>
    <style:style style:name="P2" style:family="paragraph" style:parent-style-name="Heading_20_1">
      <style:text-properties officeooo:rsid="000f2956" officeooo:paragraph-rsid="000f2956"/>
    </style:style>
    <style:style style:name="P3" style:family="paragraph" style:parent-style-name="Heading_20_1">
      <style:text-properties officeooo:rsid="0013b45e" officeooo:paragraph-rsid="0013b45e"/>
    </style:style>
    <style:style style:name="P4" style:family="paragraph" style:parent-style-name="Heading_20_1">
      <style:text-properties officeooo:rsid="00149479" officeooo:paragraph-rsid="00149479"/>
    </style:style>
    <style:style style:name="P5" style:family="paragraph" style:parent-style-name="Heading_20_3">
      <style:text-properties officeooo:rsid="000f2956" officeooo:paragraph-rsid="000f2956"/>
    </style:style>
    <style:style style:name="P6" style:family="paragraph" style:parent-style-name="Heading_20_3">
      <style:text-properties fo:font-style="italic" officeooo:rsid="000f2956" officeooo:paragraph-rsid="000f2956" style:font-style-asian="italic" style:font-style-complex="italic"/>
    </style:style>
    <style:style style:name="P7" style:family="paragraph" style:parent-style-name="Table_20_Contents" style:list-style-name="List_20_1">
      <style:paragraph-properties fo:text-align="center" style:justify-single-word="false"/>
      <style:text-properties style:font-name="Liberation Sans" fo:font-size="14pt" officeooo:rsid="0013b45e" officeooo:paragraph-rsid="0013b45e" style:font-name-asian="PingFang SC" style:font-size-asian="14pt" style:font-name-complex="Arial Unicode MS1" style:font-size-complex="14pt"/>
    </style:style>
    <style:style style:name="P8" style:family="paragraph" style:parent-style-name="Table_20_Contents" style:list-style-name="List_20_1">
      <style:paragraph-properties fo:text-align="center" style:justify-single-word="false"/>
      <style:text-properties style:font-name="Liberation Sans" fo:font-size="14pt" officeooo:rsid="00149479" officeooo:paragraph-rsid="00149479" style:font-name-asian="PingFang SC" style:font-size-asian="14pt" style:font-name-complex="Arial Unicode MS1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3b45e" officeooo:paragraph-rsid="0013b45e" style:font-name-asian="PingFang SC" style:font-size-asian="14pt" style:font-weight-asian="bold" style:font-name-complex="Arial Unicode MS1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fo:font-style="normal" fo:font-weight="bold" officeooo:rsid="0013b45e" officeooo:paragraph-rsid="0013b45e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P11" style:family="paragraph" style:parent-style-name="Text_20_body">
      <style:text-properties officeooo:rsid="000e93fd" officeooo:paragraph-rsid="000e93fd"/>
    </style:style>
    <style:style style:name="P12" style:family="paragraph" style:parent-style-name="Text_20_body" style:list-style-name="List_20_1">
      <style:text-properties officeooo:rsid="000e93fd" officeooo:paragraph-rsid="000f2956"/>
    </style:style>
    <style:style style:name="P13" style:family="paragraph" style:parent-style-name="Text_20_body">
      <style:text-properties officeooo:rsid="000e93fd" officeooo:paragraph-rsid="000f2956"/>
    </style:style>
    <style:style style:name="P14" style:family="paragraph" style:parent-style-name="Text_20_body" style:list-style-name="List_20_1">
      <style:text-properties fo:font-weight="normal" officeooo:rsid="000e93fd" officeooo:paragraph-rsid="000e93fd" style:font-weight-asian="normal" style:font-weight-complex="normal"/>
    </style:style>
    <style:style style:name="P15" style:family="paragraph" style:parent-style-name="Text_20_body">
      <style:text-properties fo:font-weight="normal" officeooo:rsid="000e93fd" officeooo:paragraph-rsid="000e93fd" style:font-weight-asian="normal" style:font-weight-complex="normal"/>
    </style:style>
    <style:style style:name="P16" style:family="paragraph" style:parent-style-name="Text_20_body">
      <style:paragraph-properties fo:line-height="200%" fo:text-align="start" style:justify-single-word="false"/>
      <style:text-properties officeooo:rsid="0010f2ed" officeooo:paragraph-rsid="0010f2ed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200%" fo:text-align="start" style:justify-single-word="false" fo:text-indent="-0.5in" style:auto-text-indent="false" style:page-number="auto" fo:background-color="transparent"/>
      <style:text-properties officeooo:rsid="0010f2ed" officeooo:paragraph-rsid="0010f2ed"/>
    </style:style>
    <style:style style:name="P18" style:family="paragraph" style:parent-style-name="Text_20_body">
      <style:paragraph-properties fo:line-height="200%" fo:text-align="center" style:justify-single-word="false"/>
      <style:text-properties officeooo:rsid="0010f2ed" officeooo:paragraph-rsid="0010f2ed"/>
    </style:style>
    <style:style style:name="P19" style:family="paragraph" style:parent-style-name="Text_20_body">
      <style:text-properties officeooo:paragraph-rsid="00149479"/>
    </style:style>
    <style:style style:name="P20" style:family="paragraph" style:parent-style-name="Title">
      <style:text-properties officeooo:rsid="000e93fd" officeooo:paragraph-rsid="000e93fd"/>
    </style:style>
    <style:style style:name="T1" style:family="text">
      <style:text-properties fo:font-weight="bold" officeooo:rsid="000e93f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2956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6" style:family="text">
      <style:text-properties officeooo:rsid="0010f2ed"/>
    </style:style>
    <style:style style:name="T7" style:family="text">
      <style:text-properties officeooo:rsid="0012938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49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SD138 SQL Midterm Project</text:p>
      <text:h text:style-name="P1" text:outline-level="1"/>
      <text:h text:style-name="P1" text:outline-level="1">TEAM NAME</text:h>
      <text:p text:style-name="Text_20_body">SQL TEAM SIX</text:p>
      <text:h text:style-name="P1" text:outline-level="1" text:is-list-header="true"/>
      <text:h text:style-name="P6" text:outline-level="3"><text:span text:style-name="T1">📋📊📈🚀 </text:span>project manager <text:span text:style-name="T1">🚀📈📊📋</text:span></text:h>
      <text:list xml:id="list503133190" text:style-name="List_20_1">
        <text:list-item>
          <text:p text:style-name="P12">Isabelle Nguyen</text:p>
        </text:list-item>
      </text:list>
      <text:p text:style-name="P13"/>
      <text:h text:style-name="P5" text:outline-level="3">👨‍👦‍👦👨‍👦‍👦👨‍👦‍👦👨‍👦‍👦 team members 👨‍👦‍👦👨‍👦‍👦👨‍👦‍👦👨‍👦‍👦</text:h>
      <text:list xml:id="list195949863973065" text:continue-numbering="true" text:style-name="List_20_1">
        <text:list-item>
          <text:p text:style-name="P14">Robert Burleson</text:p>
        </text:list-item>
        <text:list-item>
          <text:p text:style-name="P14">Chris Ayson</text:p>
        </text:list-item>
      </text:list>
      <text:p text:style-name="P15"/>
      <text:h text:style-name="P2" text:outline-level="1">PROJECT SUMMARY</text:h>
      <text:p text:style-name="P11">Fortnite cosmetics are a booming industry, grossing <text:span text:style-name="T2">💰💰 </text:span><text:span text:style-name="T5">$5.8 billion </text:span><text:span text:style-name="T2">💰💰</text:span><text:span text:style-name="T8"> </text:span>in <text:span text:style-name="T6">2021, according to <text:s/>gaming journalist Derek Strickland</text:span>. In <text:span text:style-name="T3">this groundbreakingly collaborative </text:span>project—<text:span text:style-name="T6">a </text:span><text:span text:style-name="T7">cultural phenomenon</text:span><text:span text:style-name="T6"> </text:span><text:span text:style-name="T7">arising from</text:span><text:span text:style-name="T3"> several paragraphs of iterative, throught-provoking group chat messages</text:span><text:span text:style-name="T6">—</text:span><text:span text:style-name="T7">a database of the game’s most iconic cosmetics is crafted by Lake Washington Institute of Technology’s most caffeinated and calciferol-deprived student minds.</text:span></text:p>
      <text:p text:style-name="P11"/>
      <text:h text:style-name="P3" text:outline-level="1">PROJECT ROADMAP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Isabelle Nguyen</text:p>
          </table:table-cell>
          <table:table-cell table:style-name="Table1.B1" office:value-type="string">
            <text:list text:continue-numbering="true" text:style-name="List_20_1">
              <text:list-item>
                <text:p text:style-name="P7">Created Bundles Table</text:p>
              </text:list-item>
              <text:list-item>
                <text:p text:style-name="P7">Created Skins Table</text:p>
              </text:list-item>
              <text:list-item>
                <text:p text:style-name="P7">Created Gliders Table</text:p>
              </text:list-item>
            </text:list>
          </table:table-cell>
        </table:table-row>
        <table:table-row>
          <table:table-cell table:style-name="Table1.A2" office:value-type="string">
            <text:p text:style-name="P9">Robert Burleson</text:p>
          </table:table-cell>
          <table:table-cell table:style-name="Table1.B2" office:value-type="string">
            <text:list text:continue-numbering="true" text:style-name="List_20_1">
              <text:list-item>
                <text:p text:style-name="P7">Created <text:span text:style-name="T9">Music Table</text:span></text:p>
              </text:list-item>
              <text:list-item>
                <text:p text:style-name="P8">Created Players Table</text:p>
              </text:list-item>
              <text:list-item>
                <text:p text:style-name="P8">Managed GitHub and Google Docs</text:p>
              </text:list-item>
            </text:list>
          </table:table-cell>
        </table:table-row>
        <table:table-row>
          <table:table-cell table:style-name="Table1.A2" office:value-type="string">
            <text:p text:style-name="P10">Chris Ayson</text:p>
          </table:table-cell>
          <table:table-cell table:style-name="Table1.B2" office:value-type="string">
            <text:list text:continue-numbering="true" text:style-name="List_20_1">
              <text:list-item>
                <text:p text:style-name="P8">Created Emotes Table</text:p>
              </text:list-item>
              <text:list-item>
                <text:p text:style-name="P8">Created Pickaxes Table</text:p>
              </text:list-item>
              <text:list-item>
                <text:p text:style-name="P8">Created Loadouts Table</text:p>
              </text:list-item>
            </text:list>
          </table:table-cell>
        </table:table-row>
      </table:table>
      <text:p text:style-name="P18"/>
      <text:h text:style-name="P4" text:outline-level="1">WORKS CITED <text:s text:c="3"/>/ <text:s text:c="3"/>PUBLIC SOURCES OF DATA</text:h>
      <text:p text:style-name="P19"/>
      <text:p text:style-name="P17">Strickland, Derek. “Fortnite Made Nearly $6 Billion from In-Game Purchases in 2021.” <text:span text:style-name="T4">TweakTown</text:span>, TweakTown, 26 June 2023, www.tweaktown.com/news/91786/fortnite-made-nearly-6-billion-from-in-game-purchases-2021/index.html. </text:p>
      <text:p text:style-name="P16">“All Fortnite Cosmetics.” <text:span text:style-name="T4">Fortnite.GG</text:span>, fortnite.gg/cosmetic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48:50.003923896</meta:creation-date>
    <dc:date>2024-05-13T19:58:19.769751272</dc:date>
    <meta:editing-duration>PT15M52S</meta:editing-duration>
    <meta:editing-cycles>1</meta:editing-cycles>
    <meta:generator>LibreOffice/24.2.2.2$MacOSX_X86_64 LibreOffice_project/d56cc158d8a96260b836f100ef4b4ef25d6f1a01</meta:generator>
    <meta:print-date>2024-05-13T19:59:15.737893745</meta:print-date>
    <meta:printed-by>PDF files</meta:printed-by>
    <meta:document-statistic meta:table-count="1" meta:image-count="0" meta:object-count="0" meta:page-count="1" meta:paragraph-count="26" meta:word-count="163" meta:character-count="1178" meta:non-whitespace-character-count="1047"/>
  </office:meta>
</office:document-meta>
</file>